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officeooo:rsid="0045d3c4" officeooo:paragraph-rsid="0045d3c4" style:font-size-asian="15pt" style:font-size-complex="15pt"/>
    </style:style>
    <style:style style:name="P2" style:family="paragraph" style:parent-style-name="Standard">
      <style:paragraph-properties fo:text-align="center" style:justify-single-word="false"/>
      <style:text-properties fo:font-size="15pt" officeooo:rsid="001e6acb" officeooo:paragraph-rsid="0032955c" style:font-size-asian="15pt" style:font-size-complex="15pt"/>
    </style:style>
    <style:style style:name="P3" style:family="paragraph" style:parent-style-name="Standard">
      <style:paragraph-properties fo:text-align="center" style:justify-single-word="false"/>
      <style:text-properties style:use-window-font-color="true" loext:opacity="0%" fo:font-size="11pt" officeooo:rsid="0038e08e" officeooo:paragraph-rsid="0038e08e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fo:font-size="28pt" officeooo:rsid="004077a0" officeooo:paragraph-rsid="004077a0" style:font-size-asian="28pt" style:font-size-complex="28pt"/>
    </style:style>
    <style:style style:name="P5" style:family="paragraph" style:parent-style-name="Standard">
      <style:paragraph-properties fo:text-align="center" style:justify-single-word="false"/>
      <style:text-properties style:use-window-font-color="true" loext:opacity="0%" fo:font-size="11pt" officeooo:rsid="009156f5" officeooo:paragraph-rsid="0032955c" style:font-size-asian="11pt" style:font-size-complex="11pt"/>
    </style:style>
    <style:style style:name="T1" style:family="text">
      <style:text-properties style:use-window-font-color="true" loext:opacity="0%" officeooo:rsid="004401cd"/>
    </style:style>
    <style:style style:name="T2" style:family="text">
      <style:text-properties style:use-window-font-color="true" loext:opacity="0%"/>
    </style:style>
    <style:style style:name="T3" style:family="text">
      <style:text-properties officeooo:rsid="0045d3c4"/>
    </style:style>
    <style:style style:name="T4" style:family="text">
      <style:text-properties officeooo:rsid="00426290"/>
    </style:style>
    <style:style style:name="T5" style:family="text">
      <style:text-properties officeooo:rsid="00a01e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H</text:span><text:span text:style-name="T2">P EliteBook 1050 G1</text:span></text:p>
      <text:p text:style-name="P2"><text:span text:style-name="T2">Battery ❌</text:span></text:p>
      <text:p text:style-name="P3"><text:span text:style-name="T3">4</text:span>GB RAM</text:p>
      <text:p text:style-name="P4">i<text:span text:style-name="T3">7</text:span>-<text:span text:style-name="T4">8</text:span><text:span text:style-name="T3">850H</text:span></text:p>
      <text:p text:style-name="P3"><text:span text:style-name="T3">2</text:span><text:span text:style-name="T5">.</text:span><text:span text:style-name="T3">6</text:span>GHz</text:p>
      <text:p text:style-name="P5">Bios <text:span text:style-name="T3">Locked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3in" fo:page-height="1.7402in" style:num-format="1" style:print-orientation="landscape" fo:margin-top="0in" fo:margin-bottom="0in" fo:margin-left="0in" fo:margin-right="0in" fo:border="0.06pt solid #000000" fo:padding-top="0.1in" fo:padding-bottom="0in" fo:padding-left="0.1in" fo:padding-right="0.1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4T08:20:30.511714600</meta:creation-date>
    <meta:print-date>2025-11-18T16:44:39.300015100</meta:print-date>
    <dc:date>2025-11-19T09:23:12.621072700</dc:date>
    <meta:editing-duration>P1DT8H6M36S</meta:editing-duration>
    <meta:editing-cycles>7</meta:editing-cycles>
    <meta:generator>LibreOffice/25.8.2.2$Windows_X86_64 LibreOffice_project/d401f2107ccab8f924a8e2df40f573aab7605b6f</meta:generator>
    <meta:document-statistic meta:table-count="0" meta:image-count="0" meta:object-count="0" meta:page-count="1" meta:paragraph-count="6" meta:word-count="12" meta:character-count="61" meta:non-whitespace-character-count="55"/>
  </office:meta>
</office:document-meta>
</file>